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013cm" fo:margin-left="0cm" fo:margin-right="-0.012cm" table:align="margins"/>
    </style:style>
    <style:style style:name="Table3.A" style:family="table-column">
      <style:table-column-properties style:column-width="6.059cm" style:rel-column-width="23339*"/>
    </style:style>
    <style:style style:name="Table3.B" style:family="table-column">
      <style:table-column-properties style:column-width="3.942cm" style:rel-column-width="15186*"/>
    </style:style>
    <style:style style:name="Table3.C" style:family="table-column">
      <style:table-column-properties style:column-width="7.011cm" style:rel-column-width="27010*"/>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0">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4818*"/>
    </style:style>
    <style:style style:name="Table2.B" style:family="table-column">
      <style:table-column-properties style:column-width="8.502cm" style:rel-column-width="482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Nimbus Roman No9 L" fo:font-size="15pt" style:font-size-asian="15pt" style:font-size-complex="15pt"/>
    </style:style>
    <style:style style:name="P2" style:family="paragraph" style:parent-style-name="Standard">
      <style:paragraph-properties fo:text-align="center" style:justify-single-word="false"/>
      <style:text-properties style:font-name="Nimbus Roman No9 L" fo:font-size="15pt" style:font-size-asian="15pt" style:font-size-complex="15pt"/>
    </style:style>
    <style:style style:name="P3" style:family="paragraph" style:parent-style-name="Standard">
      <style:paragraph-properties fo:text-align="center"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Nimbus Roman No9 L" fo:font-size="15pt" style:text-underline-style="none" fo:font-weight="normal" style:font-size-asian="15pt" style:font-weight-asian="normal" style:font-size-complex="15pt" style:font-weight-complex="normal"/>
    </style:style>
    <style:style style:name="P6" style:family="paragraph" style:parent-style-name="Standard">
      <style:paragraph-properties fo:text-align="start" style:justify-single-word="false"/>
      <style:text-properties style:font-name="Nimbus Roman No9 L"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Nimbus Roman No9 L"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start" style:justify-single-word="false"/>
      <style:text-properties fo:color="#ff0000"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center" style:justify-single-word="false"/>
      <style:text-properties fo:color="#ff0000" style:font-name="Nimbus Roman No9 L"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11" style:family="paragraph" style:parent-style-name="Standard">
      <style:paragraph-properties fo:text-align="start" style:justify-single-word="false"/>
      <style:text-properties style:use-window-font-color="true" style:font-name="Nimbus Roman No9 L" fo:font-size="12pt" style:text-underline-style="none" fo:font-weight="normal" style:font-size-asian="10.5pt" style:font-weight-asian="normal" style:font-size-complex="12pt" style:font-weight-complex="normal"/>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style:font-name="Nimbus Roman No9 L" fo:font-size="15pt" style:font-size-asian="15pt" style:font-size-complex="15pt"/>
    </style:style>
    <style:style style:name="P15" style:family="paragraph" style:parent-style-name="Standard">
      <style:paragraph-properties fo:text-align="start" style:justify-single-word="false"/>
      <style:text-properties style:font-name="Nimbus Roman No9 L" fo:font-size="15pt" style:font-size-asian="15pt" style:font-size-complex="15pt"/>
    </style:style>
    <style:style style:name="P16" style:family="paragraph" style:parent-style-name="Standard">
      <style:paragraph-properties fo:text-align="center" style:justify-single-word="false"/>
      <style:text-properties style:font-name="Nimbus Roman No9 L" fo:font-size="15pt" style:font-size-asian="15pt" style:font-size-complex="15pt"/>
    </style:style>
    <style:style style:name="P17" style:family="paragraph" style:parent-style-name="Standard">
      <style:paragraph-properties fo:text-align="start"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18" style:family="paragraph" style:parent-style-name="Standard">
      <style:paragraph-properties fo:text-align="start" style:justify-single-word="false"/>
      <style:text-properties style:font-name="Nimbus Roman No9 L" fo:font-size="12pt" style:text-underline-style="none" fo:font-weight="normal" style:font-size-asian="12pt" style:font-weight-asian="normal" style:font-size-complex="12pt" style:font-weight-complex="normal"/>
    </style:style>
    <style:style style:name="P19" style:family="paragraph" style:parent-style-name="Standard" style:list-style-name="L2">
      <style:paragraph-properties fo:text-align="start" style:justify-single-word="false"/>
      <style:text-properties style:font-name="Nimbus Roman No9 L" fo:font-size="12pt"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ff0000" style:text-underline-style="solid" style:text-underline-width="auto" style:text-underline-color="font-color" fo:font-weight="bold" style:font-weight-asian="bold" style:font-weight-complex="bold"/>
    </style:style>
    <style:style style:name="P21" style:family="paragraph" style:parent-style-name="Standard">
      <style:paragraph-properties fo:text-align="start" style:justify-single-word="false"/>
      <style:text-properties style:use-window-font-color="true" style:font-name="Nimbus Roman No9 L" fo:font-size="12pt" style:text-underline-style="none" fo:font-weight="normal" style:font-size-asian="10.5pt" style:font-weight-asian="normal" style:font-size-complex="12pt" style:font-weight-complex="normal"/>
    </style:style>
    <style:style style:name="P22" style:family="paragraph" style:parent-style-name="Standard">
      <style:paragraph-properties fo:text-align="start" style:justify-single-word="false"/>
    </style:style>
    <style:style style:name="P23" style:family="paragraph" style:parent-style-name="Table_20_Contents">
      <style:paragraph-properties fo:text-align="start" style:justify-single-word="false"/>
    </style:style>
    <style:style style:name="P24" style:family="paragraph" style:parent-style-name="Heading_20_1">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List_20_1_20_Cont.">
      <style:text-properties fo:font-size="12pt" fo:font-weight="bold" style:font-size-asian="12pt" style:font-weight-asian="bold" style:font-size-complex="12pt" style:font-weight-complex="bold"/>
    </style:style>
    <style:style style:name="P28" style:family="paragraph" style:parent-style-name="List_20_1_20_Cont.">
      <style:text-properties fo:font-weight="bold" style:font-weight-asian="bold" style:font-weight-complex="bold"/>
    </style:style>
    <style:style style:name="T1" style:family="text">
      <style:text-properties style:font-name="Nimbus Roman No9 L" fo:font-size="15pt" style:font-size-asian="15pt" style:font-size-complex="15pt"/>
    </style:style>
    <style:style style:name="T2" style:family="text">
      <style:text-properties style:font-name="Nimbus Roman No9 L" fo:font-size="15pt" style:text-underline-style="none" style:font-size-asian="15pt" style:font-size-complex="15pt"/>
    </style:style>
    <style:style style:name="T3" style:family="text">
      <style:text-properties style:font-name="Nimbus Roman No9 L" fo:font-size="15pt" style:text-underline-style="none" fo:font-weight="bold" style:font-size-asian="15pt" style:font-weight-asian="bold" style:font-size-complex="15pt" style:font-weight-complex="bold"/>
    </style:style>
    <style:style style:name="T4" style:family="text">
      <style:text-properties style:font-name="Nimbus Roman No9 L" fo:font-size="15pt" fo:font-weight="bold" style:font-size-asian="15pt" style:font-weight-asian="bold" style:font-size-complex="15pt" style:font-weight-complex="bold"/>
    </style:style>
    <style:style style:name="T5" style:family="text">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T6" style:family="text">
      <style:text-properties style:font-name="Nimbus Roman No9 L" fo:font-size="15pt" style:text-underline-style="solid" style:text-underline-width="auto" style:text-underline-color="font-color" style:font-size-asian="15pt" style:font-size-complex="15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7">Manual de Proyecto</text:p>
      <text:p text:style-name="P3"/>
      <text:p text:style-name="P7">Aplicación <text:s/>MIC 1.0</text:p>
      <text:p text:style-name="P1"/>
      <text:p text:style-name="P1"/>
      <text:p text:style-name="P1"/>
      <text:p text:style-name="P3">Integrantes:</text:p>
      <text:p text:style-name="P2"/>
      <table:table table:name="Table3" table:style-name="Table3">
        <table:table-column table:style-name="Table3.A"/>
        <table:table-column table:style-name="Table3.B"/>
        <table:table-column table:style-name="Table3.C"/>
        <table:table-row>
          <table:table-cell table:style-name="Table3.A1" office:value-type="string">
            <text:p text:style-name="P14">Apellido, Nombre</text:p>
          </table:table-cell>
          <table:table-cell table:style-name="Table3.A1" office:value-type="string">
            <text:p text:style-name="P14">Padrón</text:p>
          </table:table-cell>
          <table:table-cell table:style-name="Table3.C1" office:value-type="string">
            <text:p text:style-name="P14">E-mail</text:p>
          </table:table-cell>
        </table:table-row>
        <table:table-row>
          <table:table-cell table:style-name="Table3.A2" office:value-type="string">
            <text:p text:style-name="P2">Bogado Sebastián</text:p>
          </table:table-cell>
          <table:table-cell table:style-name="Table3.B2" office:value-type="float" office:value="91707">
            <text:p text:style-name="P14">91707</text:p>
          </table:table-cell>
          <table:table-cell table:style-name="Table3.C4" office:value-type="string">
            <text:p text:style-name="P14">boggart22@hotmail.com</text:p>
          </table:table-cell>
        </table:table-row>
        <table:table-row>
          <table:table-cell table:style-name="Table3.A2" office:value-type="string">
            <text:p text:style-name="P2">Garay Ignacio</text:p>
          </table:table-cell>
          <table:table-cell table:style-name="Table3.B2" office:value-type="float" office:value="92265">
            <text:p text:style-name="P2">92265</text:p>
          </table:table-cell>
          <table:table-cell table:style-name="Table3.C4" office:value-type="string">
            <text:p text:style-name="P14">imgarayojeda@gmail.com</text:p>
          </table:table-cell>
        </table:table-row>
        <table:table-row>
          <table:table-cell table:style-name="Table3.A2" office:value-type="string">
            <text:p text:style-name="P2">Torres Miguel</text:p>
          </table:table-cell>
          <table:table-cell table:style-name="Table3.B2" office:value-type="float" office:value="91396">
            <text:p text:style-name="P14">91396</text:p>
          </table:table-cell>
          <table:table-cell table:style-name="Table3.C4" office:value-type="string">
            <text:p text:style-name="P14">mat1204@hotmail.com</text:p>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5"><text:a xlink:type="simple" xlink:href="#__RefHeading__447_1084335271" text:style-name="Index_20_Link" text:visited-style-name="Index_20_Link">1 . División de Tareas<text:tab/>3</text:a></text:p>
          <text:p text:style-name="P25"><text:a xlink:type="simple" xlink:href="#__RefHeading__449_1084335271" text:style-name="Index_20_Link" text:visited-style-name="Index_20_Link">2 . Evolución del Proyecto<text:tab/>4</text:a></text:p>
          <text:p text:style-name="P25"><text:a xlink:type="simple" xlink:href="#__RefHeading__451_1084335271" text:style-name="Index_20_Link" text:visited-style-name="Index_20_Link">3 . Inconvenientes Encontrados<text:tab/>5</text:a></text:p>
          <text:p text:style-name="P25"><text:a xlink:type="simple" xlink:href="#__RefHeading__453_1084335271" text:style-name="Index_20_Link" text:visited-style-name="Index_20_Link">4 . Análisis de Puntos Pendientes<text:tab/>6</text:a></text:p>
          <text:p text:style-name="P25"><text:a xlink:type="simple" xlink:href="#__RefHeading__455_1084335271" text:style-name="Index_20_Link" text:visited-style-name="Index_20_Link">5 . Herramientas Utilizadas<text:tab/>7</text:a></text:p>
          <text:p text:style-name="P25"><text:a xlink:type="simple" xlink:href="#__RefHeading__341_1084335271" text:style-name="Index_20_Link" text:visited-style-name="Index_20_Link">6 . Conclusiones<text:tab/>8</text:a></text:p>
        </text:index-body>
      </text:table-of-content>
      <text:p text:style-name="P1"/>
      <text:h text:style-name="P24" text:outline-level="1"><text:bookmark-start text:name="__RefHeading__447_1084335271"/><text:span text:style-name="T2">1 . </text:span><text:span text:style-name="T1">División de Tareas</text:span><text:bookmark-end text:name="__RefHeading__447_1084335271"/></text:h>
      <text:p text:style-name="P9"/>
      <text:p text:style-name="P9"/>
      <table:table table:name="Table1" table:style-name="Table1">
        <table:table-column table:style-name="Table1.A"/>
        <table:table-column table:style-name="Table1.B"/>
        <table:table-row>
          <table:table-cell table:style-name="Table1.A1" office:value-type="string">
            <text:p text:style-name="P13">Tarea</text:p>
          </table:table-cell>
          <table:table-cell table:style-name="Table1.B1" office:value-type="string">
            <text:p text:style-name="P13">Integrante </text:p>
          </table:table-cell>
        </table:table-row>
        <table:table-row>
          <table:table-cell table:style-name="Table1.A2" office:value-type="string">
            <text:p text:style-name="P12">Conexiones entres las aplicaciones</text:p>
          </table:table-cell>
          <table:table-cell table:style-name="Table1.B2" office:value-type="string">
            <text:p text:style-name="P12">Ignacio Garay</text:p>
          </table:table-cell>
        </table:table-row>
        <table:table-row>
          <table:table-cell table:style-name="Table1.A2" office:value-type="string">
            <text:p text:style-name="P12">Implementación del Servidor</text:p>
          </table:table-cell>
          <table:table-cell table:style-name="Table1.B2" office:value-type="string">
            <text:p text:style-name="P12">Ignacio Garay</text:p>
          </table:table-cell>
        </table:table-row>
        <table:table-row>
          <table:table-cell table:style-name="Table1.A2" office:value-type="string">
            <text:p text:style-name="P12">Implementación de Base de Datos y resolución de Consultas</text:p>
          </table:table-cell>
          <table:table-cell table:style-name="Table1.B2" office:value-type="string">
            <text:p text:style-name="P12">Miguel Torres</text:p>
          </table:table-cell>
        </table:table-row>
        <table:table-row>
          <table:table-cell table:style-name="Table1.A2" office:value-type="string">
            <text:p text:style-name="P12">Diseño de GUI</text:p>
          </table:table-cell>
          <table:table-cell table:style-name="Table1.B2" office:value-type="string">
            <text:p text:style-name="P12">Sebastián Bogado</text:p>
          </table:table-cell>
        </table:table-row>
        <table:table-row>
          <table:table-cell table:style-name="Table1.A2" office:value-type="string">
            <text:p text:style-name="P12">Implementación Cliente</text:p>
          </table:table-cell>
          <table:table-cell table:style-name="Table1.B2" office:value-type="string">
            <text:p text:style-name="P12">Sebastián Bogado/ Miguel Torres</text:p>
          </table:table-cell>
        </table:table-row>
      </table:table>
      <table:table table:name="Table2" table:style-name="Table2">
        <table:table-column table:style-name="Table2.A"/>
        <table:table-column table:style-name="Table2.B"/>
        <table:table-row>
          <table:table-cell table:style-name="Table2.A1" office:value-type="string">
            <text:p text:style-name="P12">Creación de Makefiles para compilación del proyectos</text:p>
          </table:table-cell>
          <table:table-cell table:style-name="Table2.B1" office:value-type="string">
            <text:p text:style-name="P12">Ignacio Garay</text:p>
          </table:table-cell>
        </table:table-row>
        <table:table-row>
          <table:table-cell table:style-name="Table2.A2" office:value-type="string">
            <text:p text:style-name="P12">Definición del protocolo de Comunicación entre aplicaciones</text:p>
          </table:table-cell>
          <table:table-cell table:style-name="Table2.B2" office:value-type="string">
            <text:p text:style-name="P12">Miguel Torres</text:p>
          </table:table-cell>
        </table:table-row>
        <table:table-row>
          <table:table-cell table:style-name="Table2.A2" office:value-type="string">
            <text:p text:style-name="P12">Diseño del Administrador</text:p>
          </table:table-cell>
          <table:table-cell table:style-name="Table2.B2" office:value-type="string">
            <text:p text:style-name="P12">Sebastián Bogado</text:p>
          </table:table-cell>
        </table:table-row>
        <table:table-row>
          <table:table-cell table:style-name="Table2.A2" office:value-type="string">
            <text:p text:style-name="P12">Implementación Administrador</text:p>
          </table:table-cell>
          <table:table-cell table:style-name="Table2.B2" office:value-type="string">
            <text:p text:style-name="P12">Sebastián Bogado</text:p>
          </table:table-cell>
        </table:table-row>
        <table:table-row>
          <table:table-cell table:style-name="Table2.A2" office:value-type="string">
            <text:p text:style-name="P12">Serialización XML</text:p>
          </table:table-cell>
          <table:table-cell table:style-name="Table2.B2" office:value-type="string">
            <text:p text:style-name="P12">Miguel Torres</text:p>
          </table:table-cell>
        </table:table-row>
        <table:table-row>
          <table:table-cell table:style-name="Table2.A2" office:value-type="string">
            <text:p text:style-name="P12">Documentación</text:p>
          </table:table-cell>
          <table:table-cell table:style-name="Table2.B2" office:value-type="string">
            <text:p text:style-name="P12">Sebastián Bogado/Miguel Torres/ Ignacio Garay</text:p>
          </table:table-cell>
        </table:table-row>
      </table:table>
      <text:p text:style-name="P8"/>
      <text:h text:style-name="P24" text:outline-level="1"><text:bookmark-start text:name="__RefHeading__449_1084335271"/><text:span text:style-name="T2">2 . </text:span><text:span text:style-name="T1">Evolución del Proyecto</text:span><text:bookmark-end text:name="__RefHeading__449_1084335271"/></text:h>
      <text:p text:style-name="P4"/>
      <text:p text:style-name="P6">El proyecto comienza con la definición de las tareas. En un principio, se asignó el reparto de las tareas que se creyeron más importantes. Dichas partes fueron tres y bastante separadas:</text:p>
      <text:p text:style-name="P6"/>
      <text:list xml:id="list1999434521" text:style-name="L2">
        <text:list-item>
          <text:p text:style-name="P19">Interfaz gráfica del cliente.</text:p>
        </text:list-item>
        <text:list-item>
          <text:p text:style-name="P19">Base de datos y resolución de consulta</text:p>
        </text:list-item>
        <text:list-item>
          <text:p text:style-name="P19">Comunicación y concurrencia</text:p>
        </text:list-item>
      </text:list>
      <text:p text:style-name="P6"/>
      <text:p text:style-name="P6">Se adoptó una forma de trabajo en la que se comenzó desde arriba hacia abajo, definiendo las interfaces necesarias para el correcto funcionamiento de cada clase principal. A medida que se fue logrando funcionalidad y testeando la misma, se avanzaba en profundidad hacia las demás clases.</text:p>
      <text:p text:style-name="P6">En un primer momento, esas tres partes se desarrollaron de forma independiente, de modo de que pudieran ser testeadas con libertad.</text:p>
      <text:p text:style-name="P6"/>
      <text:h text:style-name="P24" text:outline-level="1"><text:bookmark-start text:name="__RefHeading__451_1084335271"/><text:span text:style-name="T2">3 . </text:span><text:span text:style-name="T1">Inconvenientes Encontrados</text:span><text:bookmark-end text:name="__RefHeading__451_1084335271"/></text:h>
      <text:p text:style-name="P4"/>
      <text:p text:style-name="P11"/>
      <text:p text:style-name="P5"/>
      <text:h text:style-name="P24" text:outline-level="1"><text:bookmark-start text:name="__RefHeading__453_1084335271"/><text:span text:style-name="T4">4 . </text:span><text:span text:style-name="T5">Análisis de Puntos Pendientes</text:span><text:bookmark-end text:name="__RefHeading__453_1084335271"/></text:h>
      <text:p text:style-name="P4"/>
      <text:p text:style-name="Text_20_body">Como punto pendiente del proyecto que quedo sin poder ser implementado fue la opción de exportar el contenido de la información mostrada al cliente a un archivo con el formato PDF. Debido a estimaciones imprecisas de tiempo de desarrollo de algunas de las otras funcionalidades, se decidió postergar la implementación de la misma, dejando la posibilidad de expandirlo en un futuro.</text:p>
      <text:p text:style-name="Text_20_body">Otro punto a mejorar es el tema de las verificación de las entradas en la sección de Administrador. Es decir, faltarían comprobaciones más robustas y respuestas más amigables ante errores del usuario.</text:p>
      <text:p text:style-name="Text_20_body">Aunque haya un diseño para implementar la actualización automática del cliente, se decidió no implementar en la corriente release del programa debido a la falta de tiempo para hacer testing sobre la misma.</text:p>
      <text:p text:style-name="Text_20_body"/>
      <text:h text:style-name="P24" text:outline-level="1"><text:bookmark-start text:name="__RefHeading__455_1084335271"/><text:span text:style-name="T3">5 . </text:span><text:span text:style-name="T5">Herramientas Utilizadas</text:span><text:bookmark-end text:name="__RefHeading__455_1084335271"/></text:h>
      <text:p text:style-name="P22"><text:span text:style-name="T5"/></text:p>
      <text:p text:style-name="P27">Librería XML TinyXML</text:p>
      <text:p text:style-name="P6">Para la el parseo y customización del cliente y su interacción con el Administrador. Las entidades se serializaban a XML y se hidrataban desde el mismo.</text:p>
      <text:p text:style-name="P6"/>
      <text:p text:style-name="P28">Doxygen</text:p>
      <text:p text:style-name="Standard">El doxygen para generar la documentación de código de forma automática.</text:p>
      <text:p text:style-name="Standard"/>
      <text:p text:style-name="P28">Subversion</text:p>
      <text:p text:style-name="Text_20_body">Herramienta de control de versiones centralizada. Se utilizó para el desarrollo del proyecto.</text:p>
      <text:p text:style-name="P28">Google.code</text:p>
      <text:p text:style-name="Text_20_body">Hosting de proyectos y repositorios. Permitió en principio organizar Issues y una Wiki.</text:p>
      <text:p text:style-name="P28">Gdb</text:p>
      <text:p text:style-name="Text_20_body">Herramienta de debugging. Permitió ver el estado de ejecución del programa cuando <text:s/>había bugs muy tapados. Poder ver el stacktrace, ver el estado de los objetos, ver las condiciones en las que se daba un segmentation fault en tiempo de ejecución nos fue de gran utilidad a momento de depurar los programas. Muy útil al momento de debuggear multithreading.</text:p>
      <text:p text:style-name="P28">Valgrind</text:p>
      <text:p text:style-name="Text_20_body">Herramienta de debugging. Sirvió para detectar errores de memoria, accesos inválidos y leaks. Aunque con varios hilos hace que sea más complicado, esta herramienta permitió encontrar errores donde faltaban inicializar valores o donde se pudiera ingresar a memoria inválida y pasara inadvertido. Desenmascara otros bugs que permanecía invisibles con gdb.</text:p>
      <text:p text:style-name="P28">Eclipse CDT, Codeblocks, Geany</text:p>
      <text:p text:style-name="Text_20_body">Los entornos de desarrollo, aunque no hayan sido los mismos, fueron elección de cada desarrollador. Por distintos motivoss (prestaciones vs performance) se varió en el rango desde un IDE complejo en prestaciones (Eclipse) a un editor de texto liviano (Geany). Aunque se hayan usado herramientas diferentes.</text:p>
      <text:p text:style-name="P28">GNU make</text:p>
      <text:p text:style-name="Text_20_body">La herramienta de scripting de compilación make resultó increíblemente útil para definir formas de compilación (debug o release) e independizarse de otras formas de compilación dependientes de entornos de trabajo, como ser herramientas de compilación de IDEs. Fue uno de los primeros puntos en desarrollarse, para tener un esquema de compilación adecuado independiente del proyecto.</text:p>
      <text:p text:style-name="P28">Glade</text:p>
      <text:p text:style-name="Text_20_body">Es una herramienta de edición de interfaz gráfica, que permitió crear un marco estático sobre el que correrían el resto de las vistas del cliente. Su fácil exportación a XML y construcción sirvió como punto de arranque.</text:p>
      <text:h text:style-name="P24" text:outline-level="1"><text:bookmark-start text:name="__RefHeading__341_1084335271"/><text:span text:style-name="T1">6 . </text:span><text:span text:style-name="T6">Conclusiones</text:span><text:bookmark-end text:name="__RefHeading__341_1084335271"/></text:h>
      <text:p text:style-name="P4"/>
      <text:p text:style-name="P11">Como conclusión fundamental se puede extraer que la tarea más complicada de llevar un proyecto a la práctica es la coordinación del trabajo en grupo y la estimación de tiempos de implementación. Además se destaca la importancia de pruebas, tanto unitarias como de integración, dado que permite construir sobre una base sólida y realizar una integración fluí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 </meta:initial-creator>
    <meta:creation-date>2012-07-07T20:16:52</meta:creation-date>
    <dc:date>2012-07-10T14:57:05</dc:date>
    <dc:creator>Nacho </dc:creator>
    <meta:editing-duration>PT1H51M55S</meta:editing-duration>
    <meta:editing-cycles>17</meta:editing-cycles>
    <meta:generator>LibreOffice/3.5$Linux_x86 LibreOffice_project/350m1$Build-2</meta:generator>
    <meta:document-statistic meta:table-count="3" meta:image-count="0" meta:object-count="0" meta:page-count="8" meta:paragraph-count="80" meta:word-count="781" meta:character-count="5064" meta:non-whitespace-character-count="4363"/>
  </office:meta>
</office:document-meta>
</file>